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84cm"/>
    </style:style>
    <style:style style:name="gr4" style:family="graphic" style:parent-style-name="standard">
      <style:graphic-properties draw:marker-end="Arrow" draw:marker-end-width="0.3cm" draw:fill="solid" draw:fill-color="#ccffff"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right" draw:textarea-vertical-align="bottom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color="#c5000b" fo:font-family="'Courier New'" style:font-family-generic="modern" style:font-pitch="fixed" fo:font-size="12pt" fo:language="zxx" fo:country="none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language="zxx" fo:country="none" style:font-size-asian="12pt" style:font-size-complex="12pt"/>
    </style:style>
    <style:style style:name="P5" style:family="paragraph">
      <style:text-properties fo:font-size="18pt" fo:language="zxx" fo:country="none" style:font-size-asian="18pt" style:font-size-complex="18pt"/>
    </style:style>
    <style:style style:name="P6" style:family="paragraph">
      <style:paragraph-properties fo:text-align="center"/>
      <style:text-properties fo:font-size="18pt" fo:language="zxx" fo:country="none" style:font-size-asian="18pt" style:font-size-complex="18pt"/>
    </style:style>
    <style:style style:name="T1" style:family="text">
      <style:text-properties fo:color="#c5000b" fo:font-family="'Courier New'" style:font-family-generic="modern" style:font-pitch="fixed" fo:font-size="12pt" fo:language="zxx" fo:country="none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zxx" fo:country="none" style:font-size-asian="12pt" style:font-size-complex="12pt"/>
    </style:style>
    <style:style style:name="T3" style:family="text">
      <style:text-properties fo:font-size="40pt" fo:language="zxx" fo:country="none" style:font-size-asian="40pt" style:font-size-complex="40pt"/>
    </style:style>
    <style:style style:name="T4" style:family="text">
      <style:text-properties fo:font-size="18pt" fo:language="zxx" fo:country="none" style:font-size-asian="18pt" style:font-size-complex="18pt"/>
    </style:style>
    <style:style style:name="T5" style:family="text">
      <style:text-properties fo:font-size="10pt" fo:language="zxx" fo:country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id="id3" draw:layer="layout" svg:width="4.572cm" svg:height="1.016cm" svg:x="6.743cm" svg:y="0.025cm">
            <text:p text:style-name="P1"><text:span text:style-name="T1">ParentIn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id="id4" draw:layer="layout" svg:width="6.604cm" svg:height="1.524cm" svg:x="5.727cm" svg:y="2.248cm">
            <text:p text:style-name="P3"><text:span text:style-name="T2">Start </text:span><text:span text:style-name="T1">NWorker</text:span><text:span text:style-name="T2"> processe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5" draw:layer="layout" svg:width="1.683cm" svg:height="1.826cm" svg:x="18.128cm" svg:y="13.185cm">
            <draw:text-box>
              <text:p><text:span text:style-name="T3">...</text:span></text:p>
            </draw:text-box>
          </draw:frame>
          <draw:custom-shape draw:style-name="gr1" draw:text-style-name="P2" draw:id="id2" draw:layer="layout" svg:width="4.572cm" svg:height="1.016cm" svg:x="6.743cm" svg:y="28.473cm">
            <text:p text:style-name="P1"><text:span text:style-name="T1">ParentEx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id="id1" draw:layer="layout" svg:width="6.604cm" svg:height="1.524cm" svg:x="5.727cm" svg:y="25.745cm">
            <text:p text:style-name="P3"><text:span text:style-name="T2">Wait for worker processe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6" draw:layer="layout" draw:type="curve" svg:x1="9.028cm" svg:y1="27.267cm" svg:x2="9.029cm" svg:y2="28.473cm" draw:start-shape="id1" draw:start-glue-point="8" draw:end-shape="id2" draw:end-glue-point="0" svg:d="m9028 27267c0 907 1 305 1 1206">
            <text:p/>
          </draw:connector>
          <draw:connector draw:style-name="gr4" draw:text-style-name="P6" draw:layer="layout" draw:type="curve" svg:x1="9.029cm" svg:y1="1.041cm" svg:x2="9.028cm" svg:y2="2.248cm" draw:start-shape="id3" draw:start-glue-point="2" draw:end-shape="id4" draw:end-glue-point="4" svg:d="m9029 1041c0 906-1 303-1 1207">
            <text:p/>
          </draw:connector>
          <draw:custom-shape draw:style-name="gr5" draw:text-style-name="P6" draw:layer="layout" svg:width="19.558cm" svg:height="8.865cm" draw:transform="rotate (1.5707963267946) translate (0.025cm 24.538cm)">
            <text:p text:style-name="P3"><text:span text:style-name="T4">a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curve" svg:x1="3.683cm" svg:y1="6.291cm" svg:x2="3.682cm" svg:y2="7.523cm" draw:start-shape="id5" draw:start-glue-point="2" draw:end-shape="id6" draw:end-glue-point="4" svg:d="m3683 6291c0 925-1 310-1 1232">
            <text:p/>
          </draw:connector>
          <draw:connector draw:style-name="gr4" draw:text-style-name="P6" draw:layer="layout" draw:type="curve" svg:x1="3.682cm" svg:y1="22.036cm" svg:x2="3.683cm" svg:y2="23.268cm" draw:start-shape="id7" draw:start-glue-point="8" draw:end-shape="id8" draw:end-glue-point="0" svg:d="m3682 22036c0 927 1 311 1 1232">
            <text:p/>
          </draw:connector>
          <draw:frame draw:style-name="gr3" draw:text-style-name="P5" draw:layer="layout" svg:width="1.683cm" svg:height="1.826cm" svg:x="7.207cm" svg:y="16.41cm">
            <draw:text-box>
              <text:p><text:span text:style-name="T3">...</text:span></text:p>
            </draw:text-box>
          </draw:frame>
          <draw:custom-shape draw:style-name="gr1" draw:text-style-name="P2" draw:id="id5" draw:layer="layout" svg:width="4.572cm" svg:height="1.016cm" svg:x="1.397cm" svg:y="5.275cm">
            <text:p text:style-name="P1"><text:span text:style-name="T1">ProcIn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8" draw:layer="layout" svg:width="4.572cm" svg:height="1.016cm" svg:x="1.397cm" svg:y="23.268cm">
            <text:p text:style-name="P1"><text:span text:style-name="T1">Proc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id="id9" draw:layer="layout" svg:width="6.604cm" svg:height="1.524cm" svg:x="0.381cm" svg:y="13.036cm">
            <text:p text:style-name="P3"><text:span text:style-name="T2">Start up threads according</text:span><text:span text:style-name="T2"><text:line-break/></text:span><text:span text:style-name="T2">to the </text:span><text:span text:style-name="T1">RampUp</text:span><text:span text:style-name="T2"> paramete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id="id7" draw:layer="layout" svg:width="6.604cm" svg:height="1.524cm" svg:x="0.381cm" svg:y="20.514cm">
            <text:p text:style-name="P3"><text:span text:style-name="T2">Wait for all threads of this</text:span><text:span text:style-name="T2"><text:line-break/></text:span><text:span text:style-name="T2">process to finis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6" draw:text-style-name="P6" draw:id="id10" draw:layer="layout" svg:width="3.491cm" svg:height="1.524cm" draw:transform="rotate (1.5707963267946) translate (0.254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12" draw:layer="layout" svg:width="3.491cm" svg:height="1.524cm" draw:transform="rotate (1.5707963267946) translate (3.811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11" draw:layer="layout" svg:width="3.491cm" svg:height="1.524cm" draw:transform="rotate (1.5707963267946) translate (2.033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13" draw:layer="layout" svg:width="3.491cm" svg:height="1.524cm" draw:transform="rotate (1.5707963267946) translate (5.588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</draw:g>
          <draw:connector draw:style-name="gr7" draw:text-style-name="P3" draw:layer="layout" draw:type="curve" svg:x1="3.682cm" svg:y1="14.558cm" svg:x2="1.016cm" svg:y2="15.792cm" draw:start-shape="id9" draw:start-glue-point="8" draw:end-shape="id10" draw:end-glue-point="0" svg:d="m3682 14558c0 928-2666 312-2666 1234">
            <text:p/>
          </draw:connector>
          <draw:connector draw:style-name="gr7" draw:text-style-name="P3" draw:layer="layout" draw:type="curve" svg:x1="3.682cm" svg:y1="14.558cm" svg:x2="2.795cm" svg:y2="15.792cm" draw:start-shape="id9" draw:start-glue-point="8" draw:end-shape="id11" draw:end-glue-point="0" svg:d="m3682 14558c0 928-887 312-887 1234">
            <text:p/>
          </draw:connector>
          <draw:connector draw:style-name="gr7" draw:text-style-name="P3" draw:layer="layout" draw:type="curve" svg:x1="3.682cm" svg:y1="14.558cm" svg:x2="4.573cm" svg:y2="15.792cm" draw:start-shape="id9" draw:start-glue-point="8" draw:end-shape="id12" draw:end-glue-point="0" svg:d="m3682 14558c0 928 891 312 891 1234">
            <text:p/>
          </draw:connector>
          <draw:connector draw:style-name="gr7" draw:text-style-name="P3" draw:layer="layout" draw:type="curve" svg:x1="3.682cm" svg:y1="14.558cm" svg:x2="6.35cm" svg:y2="15.792cm" draw:start-shape="id9" draw:start-glue-point="8" draw:end-shape="id13" draw:end-glue-point="0" svg:d="m3682 14558c0 928 2668 312 2668 1234">
            <text:p/>
          </draw:connector>
          <draw:connector draw:style-name="gr7" draw:text-style-name="P3" draw:layer="layout" draw:type="curve" svg:x1="1.016cm" svg:y1="19.283cm" svg:x2="3.682cm" svg:y2="20.514cm" draw:start-shape="id10" draw:start-glue-point="2" draw:end-shape="id7" draw:end-glue-point="4" svg:d="m1016 19283c0 924 2666 309 2666 1231">
            <text:p/>
          </draw:connector>
          <draw:connector draw:style-name="gr7" draw:text-style-name="P3" draw:layer="layout" draw:type="curve" svg:x1="2.795cm" svg:y1="19.283cm" svg:x2="3.682cm" svg:y2="20.514cm" draw:start-shape="id11" draw:start-glue-point="2" draw:end-shape="id7" draw:end-glue-point="4" svg:d="m2795 19283c0 924 887 309 887 1231">
            <text:p/>
          </draw:connector>
          <draw:connector draw:style-name="gr7" draw:text-style-name="P3" draw:layer="layout" draw:type="curve" svg:x1="4.573cm" svg:y1="19.283cm" svg:x2="3.682cm" svg:y2="20.514cm" draw:start-shape="id12" draw:start-glue-point="2" draw:end-shape="id7" draw:end-glue-point="4" svg:d="m4573 19283c0 924-891 309-891 1231">
            <text:p/>
          </draw:connector>
          <draw:connector draw:style-name="gr7" draw:text-style-name="P3" draw:layer="layout" draw:type="curve" svg:x1="6.35cm" svg:y1="19.283cm" svg:x2="3.682cm" svg:y2="20.514cm" draw:start-shape="id13" draw:start-glue-point="2" draw:end-shape="id7" draw:end-glue-point="4" svg:d="m6350 19283c0 924-2668 309-2668 1231">
            <text:p/>
          </draw:connector>
          <draw:custom-shape draw:style-name="gr2" draw:text-style-name="P4" draw:id="id14" draw:layer="layout" svg:width="6.604cm" svg:height="1.524cm" svg:x="0.381cm" svg:y="10.279cm">
            <text:p text:style-name="P3"><text:span text:style-name="T2">Wait for signal from parent</text:span><text:span text:style-name="T2"><text:line-break/></text:span><text:span text:style-name="T2">to start thread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id="id6" draw:layer="layout" svg:width="6.604cm" svg:height="1.524cm" svg:x="0.381cm" svg:y="7.523cm">
            <text:p text:style-name="P3"><text:span text:style-name="T2">Inform parent that</text:span><text:span text:style-name="T2"><text:line-break/></text:span><text:span text:style-name="T1">ProcInit</text:span><text:span text:style-name="T2"> is ov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6" draw:layer="layout" draw:type="curve" svg:x1="3.682cm" svg:y1="9.045cm" svg:x2="3.682cm" svg:y2="10.279cm" draw:start-shape="id6" draw:start-glue-point="8" draw:end-shape="id14" draw:end-glue-point="4" svg:d="m3682 9045v1234">
            <text:p/>
          </draw:connector>
          <draw:connector draw:style-name="gr4" draw:text-style-name="P6" draw:layer="layout" draw:type="curve" svg:x1="3.682cm" svg:y1="11.801cm" svg:x2="3.682cm" svg:y2="13.036cm" draw:start-shape="id14" draw:start-glue-point="8" draw:end-shape="id9" draw:end-glue-point="4" svg:d="m3682 11801v1235">
            <text:p/>
          </draw:connector>
          <draw:custom-shape draw:style-name="gr5" draw:text-style-name="P6" draw:layer="layout" svg:width="19.558cm" svg:height="8.865cm" draw:transform="rotate (1.5707963267946) translate (9.168cm 24.538cm)">
            <text:p text:style-name="P3"><text:span text:style-name="T4">a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curve" svg:x1="12.826cm" svg:y1="6.291cm" svg:x2="12.825cm" svg:y2="7.523cm" draw:start-shape="id15" draw:start-glue-point="2" draw:end-shape="id16" draw:end-glue-point="4" svg:d="m12826 6291c0 925-1 310-1 1232">
            <text:p/>
          </draw:connector>
          <draw:connector draw:style-name="gr4" draw:text-style-name="P6" draw:layer="layout" draw:type="curve" svg:x1="12.825cm" svg:y1="22.036cm" svg:x2="12.826cm" svg:y2="23.268cm" draw:start-shape="id17" draw:start-glue-point="8" draw:end-shape="id18" draw:end-glue-point="0" svg:d="m12825 22036c0 927 1 311 1 1232">
            <text:p/>
          </draw:connector>
          <draw:frame draw:style-name="gr3" draw:text-style-name="P5" draw:layer="layout" svg:width="1.683cm" svg:height="1.826cm" svg:x="16.35cm" svg:y="16.41cm">
            <draw:text-box>
              <text:p><text:span text:style-name="T3">...</text:span></text:p>
            </draw:text-box>
          </draw:frame>
          <draw:custom-shape draw:style-name="gr1" draw:text-style-name="P2" draw:id="id15" draw:layer="layout" svg:width="4.572cm" svg:height="1.016cm" svg:x="10.54cm" svg:y="5.275cm">
            <text:p text:style-name="P1"><text:span text:style-name="T1">ProcIn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18" draw:layer="layout" svg:width="4.572cm" svg:height="1.016cm" svg:x="10.54cm" svg:y="23.268cm">
            <text:p text:style-name="P1"><text:span text:style-name="T1">Proc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id="id19" draw:layer="layout" svg:width="6.604cm" svg:height="1.524cm" svg:x="9.524cm" svg:y="13.036cm">
            <text:p text:style-name="P3"><text:span text:style-name="T2">Start up threads according</text:span><text:span text:style-name="T2"><text:line-break/></text:span><text:span text:style-name="T2">to the </text:span><text:span text:style-name="T1">RampUp</text:span><text:span text:style-name="T2"> paramete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id="id17" draw:layer="layout" svg:width="6.604cm" svg:height="1.524cm" svg:x="9.524cm" svg:y="20.514cm">
            <text:p text:style-name="P3"><text:span text:style-name="T2">Wait for all threads of this</text:span><text:span text:style-name="T2"><text:line-break/></text:span><text:span text:style-name="T2">process to finis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6" draw:text-style-name="P6" draw:id="id20" draw:layer="layout" svg:width="3.491cm" svg:height="1.524cm" draw:transform="rotate (1.5707963267946) translate (9.397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22" draw:layer="layout" svg:width="3.491cm" svg:height="1.524cm" draw:transform="rotate (1.5707963267946) translate (12.954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21" draw:layer="layout" svg:width="3.491cm" svg:height="1.524cm" draw:transform="rotate (1.5707963267946) translate (11.176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id="id23" draw:layer="layout" svg:width="3.491cm" svg:height="1.524cm" draw:transform="rotate (1.5707963267946) translate (14.731cm 19.283cm)">
              <text:p text:style-name="P3"><text:span text:style-name="T4">a thread</text:span></text:p>
              <text:p text:style-name="P3"><text:span text:style-name="T5">See thread diagram</text:span></text:p>
              <draw:enhanced-geometry svg:viewBox="0 0 21600 21600" draw:type="rectangle" draw:enhanced-path="M 0 0 L 21600 0 21600 21600 0 21600 0 0 Z N"/>
            </draw:custom-shape>
          </draw:g>
          <draw:connector draw:style-name="gr7" draw:text-style-name="P3" draw:layer="layout" draw:type="curve" svg:x1="12.825cm" svg:y1="14.558cm" svg:x2="10.159cm" svg:y2="15.792cm" draw:start-shape="id19" draw:start-glue-point="8" draw:end-shape="id20" draw:end-glue-point="0" svg:d="m12825 14558c0 928-2666 312-2666 1234">
            <text:p/>
          </draw:connector>
          <draw:connector draw:style-name="gr7" draw:text-style-name="P3" draw:layer="layout" draw:type="curve" svg:x1="12.825cm" svg:y1="14.558cm" svg:x2="11.938cm" svg:y2="15.792cm" draw:start-shape="id19" draw:start-glue-point="8" draw:end-shape="id21" draw:end-glue-point="0" svg:d="m12825 14558c0 928-887 312-887 1234">
            <text:p/>
          </draw:connector>
          <draw:connector draw:style-name="gr7" draw:text-style-name="P3" draw:layer="layout" draw:type="curve" svg:x1="12.825cm" svg:y1="14.558cm" svg:x2="13.716cm" svg:y2="15.792cm" draw:start-shape="id19" draw:start-glue-point="8" draw:end-shape="id22" draw:end-glue-point="0" svg:d="m12825 14558c0 928 891 312 891 1234">
            <text:p/>
          </draw:connector>
          <draw:connector draw:style-name="gr7" draw:text-style-name="P3" draw:layer="layout" draw:type="curve" svg:x1="12.825cm" svg:y1="14.558cm" svg:x2="15.493cm" svg:y2="15.792cm" draw:start-shape="id19" draw:start-glue-point="8" draw:end-shape="id23" draw:end-glue-point="0" svg:d="m12825 14558c0 928 2668 312 2668 1234">
            <text:p/>
          </draw:connector>
          <draw:connector draw:style-name="gr7" draw:text-style-name="P3" draw:layer="layout" draw:type="curve" svg:x1="10.159cm" svg:y1="19.283cm" svg:x2="12.825cm" svg:y2="20.514cm" draw:start-shape="id20" draw:start-glue-point="2" draw:end-shape="id17" draw:end-glue-point="4" svg:d="m10159 19283c0 924 2666 309 2666 1231">
            <text:p/>
          </draw:connector>
          <draw:connector draw:style-name="gr7" draw:text-style-name="P3" draw:layer="layout" draw:type="curve" svg:x1="11.938cm" svg:y1="19.283cm" svg:x2="12.825cm" svg:y2="20.514cm" draw:start-shape="id21" draw:start-glue-point="2" draw:end-shape="id17" draw:end-glue-point="4" svg:d="m11938 19283c0 924 887 309 887 1231">
            <text:p/>
          </draw:connector>
          <draw:connector draw:style-name="gr7" draw:text-style-name="P3" draw:layer="layout" draw:type="curve" svg:x1="13.716cm" svg:y1="19.283cm" svg:x2="12.825cm" svg:y2="20.514cm" draw:start-shape="id22" draw:start-glue-point="2" draw:end-shape="id17" draw:end-glue-point="4" svg:d="m13716 19283c0 924-891 309-891 1231">
            <text:p/>
          </draw:connector>
          <draw:connector draw:style-name="gr7" draw:text-style-name="P3" draw:layer="layout" draw:type="curve" svg:x1="15.493cm" svg:y1="19.283cm" svg:x2="12.825cm" svg:y2="20.514cm" draw:start-shape="id23" draw:start-glue-point="2" draw:end-shape="id17" draw:end-glue-point="4" svg:d="m15493 19283c0 924-2668 309-2668 1231">
            <text:p/>
          </draw:connector>
          <draw:custom-shape draw:style-name="gr2" draw:text-style-name="P4" draw:id="id24" draw:layer="layout" svg:width="6.604cm" svg:height="1.524cm" svg:x="9.524cm" svg:y="10.279cm">
            <text:p text:style-name="P3"><text:span text:style-name="T2">Wait for signal from parent</text:span><text:span text:style-name="T2"><text:line-break/></text:span><text:span text:style-name="T2">to start thread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id="id16" draw:layer="layout" svg:width="6.604cm" svg:height="1.524cm" svg:x="9.524cm" svg:y="7.523cm">
            <text:p text:style-name="P3"><text:span text:style-name="T2">Inform parent that</text:span><text:span text:style-name="T2"><text:line-break/></text:span><text:span text:style-name="T1">ProcInit</text:span><text:span text:style-name="T2"> is ov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6" draw:layer="layout" draw:type="curve" svg:x1="12.825cm" svg:y1="9.045cm" svg:x2="12.825cm" svg:y2="10.279cm" draw:start-shape="id16" draw:start-glue-point="8" draw:end-shape="id24" draw:end-glue-point="4" svg:d="m12825 9045v1234">
            <text:p/>
          </draw:connector>
          <draw:connector draw:style-name="gr4" draw:text-style-name="P6" draw:layer="layout" draw:type="curve" svg:x1="12.825cm" svg:y1="11.801cm" svg:x2="12.825cm" svg:y2="13.036cm" draw:start-shape="id24" draw:start-glue-point="8" draw:end-shape="id19" draw:end-glue-point="4" svg:d="m12825 11801v1235">
            <text:p/>
          </draw:connector>
          <draw:connector draw:style-name="gr7" draw:text-style-name="P3" draw:layer="layout" draw:type="curve" svg:x1="9.028cm" svg:y1="3.77cm" svg:x2="3.683cm" svg:y2="5.275cm" draw:start-shape="id4" draw:start-glue-point="8" draw:end-shape="id5" draw:end-glue-point="0" svg:d="m9028 3770c0 1131-5345 379-5345 1505">
            <text:p/>
          </draw:connector>
          <draw:connector draw:style-name="gr7" draw:text-style-name="P3" draw:layer="layout" draw:type="curve" svg:x1="9.028cm" svg:y1="3.77cm" svg:x2="12.826cm" svg:y2="5.275cm" draw:start-shape="id4" draw:start-glue-point="8" draw:end-shape="id15" svg:d="m9028 3770c0 1131 3798 379 3798 1505">
            <text:p/>
          </draw:connector>
          <draw:connector draw:style-name="gr7" draw:text-style-name="P3" draw:layer="layout" draw:type="curve" svg:x1="3.683cm" svg:y1="24.284cm" svg:x2="9.029cm" svg:y2="25.745cm" draw:start-shape="id8" draw:start-glue-point="2" draw:end-shape="id1" svg:d="m3683 24284c0 1096 5346 366 5346 1461">
            <text:p/>
          </draw:connector>
          <draw:connector draw:style-name="gr7" draw:text-style-name="P3" draw:layer="layout" draw:type="curve" svg:x1="12.826cm" svg:y1="24.284cm" svg:x2="9.028cm" svg:y2="25.745cm" draw:start-shape="id18" draw:start-glue-point="2" draw:end-shape="id1" draw:end-glue-point="4" svg:d="m12826 24284c0 1096-3798 366-3798 146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urce_20_Code" style:display-name="Source Code" style:family="graphic" style:parent-style-name="standard">
      <style:text-properties fo:color="#800000" fo:font-family="'Courier New'" style:font-style-name="Normal" style:font-family-generic="modern" style:font-pitch="fixed"/>
    </style:style>
  </office:styles>
  <office:automatic-styles>
    <style:page-layout style:name="PM0">
      <style:page-layout-properties fo:margin-top="0cm" fo:margin-bottom="0cm" fo:margin-left="0cm" fo:margin-right="0cm" fo:page-width="19.837cm" fo:page-height="29.5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3T14:29:42</meta:creation-date>
    <dc:date>2010-07-04T10:05:39</dc:date>
    <meta:editing-duration>PT02H31M57S</meta:editing-duration>
    <meta:editing-cycles>5</meta:editing-cycles>
    <meta:generator>OpenOffice.org/3.1$Unix OpenOffice.org_project/310m21$Build-9319</meta:generator>
    <meta:document-statistic meta:object-count="62"/>
  </office:meta>
</office:document-meta>
</file>